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57E056B4F1FBFD4F.png" manifest:media-type="image/png"/>
  <manifest:file-entry manifest:full-path="Pictures/100000000000055600000300CBB5906B1D38867E.png" manifest:media-type="image/png"/>
  <manifest:file-entry manifest:full-path="Pictures/100000000000055600000300988DEE58E1A15161.png" manifest:media-type="image/png"/>
  <manifest:file-entry manifest:full-path="Pictures/100000000000055600000300F212ACC8D1FC257D.png" manifest:media-type="image/png"/>
  <manifest:file-entry manifest:full-path="Pictures/10000000000005560000030097B275F784C948C5.png" manifest:media-type="image/png"/>
  <manifest:file-entry manifest:full-path="Pictures/100000000000055600000300A68646A794DAAF66.png" manifest:media-type="image/png"/>
  <manifest:file-entry manifest:full-path="Pictures/1000000000000556000003000900CE24816E043E.png" manifest:media-type="image/png"/>
  <manifest:file-entry manifest:full-path="Pictures/1000000000000556000003000DA1DEF85820F3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988DEE58E1A1516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57E056B4F1FBFD4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F212ACC8D1FC257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A68646A794DAAF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97B275F784C948C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0DA1DEF85820F3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0900CE24816E043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27.999cm" svg:height="15.741cm" svg:x="-0.015cm" svg:y="-0.021cm">
          <draw:image xlink:href="Pictures/100000000000055600000300CBB5906B1D3886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10:50.761279057</meta:creation-date>
    <dc:date>2018-05-09T17:13:25.623556196</dc:date>
    <meta:editing-duration>PT4S</meta:editing-duration>
    <meta:editing-cycles>1</meta:editing-cycles>
    <meta:generator>LibreOffice/6.0.3.2$Linux_X86_64 LibreOffice_project/00m0$Build-2</meta:generator>
    <meta:document-statistic meta:object-count="45"/>
  </office:meta>
</office:document-meta>
</file>